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7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cm" svg:height="1.32cm" svg:x="10.45cm" svg:y="6.925cm">
          <draw:image xlink:href="Pictures/2000003F000019F8000016E1B25DA732.svm" xlink:type="simple" xlink:show="embed" xlink:actuate="onLoad">
            <text:p/>
          </draw:image>
        </draw:frame>
        <draw:g>
          <draw:path draw:style-name="gr2" draw:text-style-name="P1" draw:layer="layout" svg:width="2.761cm" svg:height="2.051cm" svg:x="8.629cm" svg:y="3.026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3" draw:text-style-name="P1" draw:layer="layout" svg:width="0.115cm" svg:height="0.185cm" svg:x="11.177cm" svg:y="4.52cm" svg:viewBox="0 0 116 186" svg:d="m54 0c32 64 52 122 62 175l-29 5-29 6c-9-47-28-100-58-160l27-13z">
            <text:p/>
          </draw:path>
          <draw:path draw:style-name="gr3" draw:text-style-name="P1" draw:layer="layout" svg:width="0.101cm" svg:height="0.182cm" svg:x="11.199cm" svg:y="4.762cm" svg:viewBox="0 0 102 183" svg:d="m102 0v11c0 35-5 66-14 94-10 29-23 55-41 78l-23-18-24-17c14-19 25-39 31-61 8-23 12-48 12-76v-9l29-1z">
            <text:p/>
          </draw:path>
          <draw:path draw:style-name="gr3" draw:text-style-name="P1" draw:layer="layout" svg:width="0.184cm" svg:height="0.132cm" svg:x="11.017cm" svg:y="4.948cm" svg:viewBox="0 0 185 133" svg:d="m185 44c-22 20-48 38-76 52s-58 27-91 37l-9-28-9-28c29-9 56-20 81-33s46-27 66-44l19 22z">
            <text:p/>
          </draw:path>
          <draw:path draw:style-name="gr3" draw:text-style-name="P1" draw:layer="layout" svg:width="0.184cm" svg:height="0.082cm" svg:x="10.791cm" svg:y="5.04cm" svg:viewBox="0 0 185 83" svg:d="m185 57c-58 14-119 22-181 26l-2-29-2-30c58-4 117-11 172-24l6 28z">
            <text:p/>
          </draw:path>
          <draw:path draw:style-name="gr3" draw:text-style-name="P1" draw:layer="layout" svg:width="0.18cm" svg:height="0.064cm" svg:x="10.552cm" svg:y="5.06cm" svg:viewBox="0 0 181 65" svg:d="m181 65h-36c-50 0-100-2-145-6l3-29 2-30c44 4 91 6 140 6 12 0 23 0 36-1v30z">
            <text:p/>
          </draw:path>
          <draw:path draw:style-name="gr3" draw:text-style-name="P1" draw:layer="layout" svg:width="0.175cm" svg:height="0.112cm" svg:x="10.323cm" svg:y="5.043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3" draw:text-style-name="P1" draw:layer="layout" svg:width="0.185cm" svg:height="0.109cm" svg:x="10.11cm" svg:y="5.131cm" svg:viewBox="0 0 186 110" svg:d="m186 54c-59 27-118 46-175 56l-6-29-5-29c53-10 107-27 162-52l12 27z">
            <text:p/>
          </draw:path>
          <draw:path draw:style-name="gr3" draw:text-style-name="P1" draw:layer="layout" svg:width="0.185cm" svg:height="0.075cm" svg:x="9.874cm" svg:y="5.174cm" svg:viewBox="0 0 186 76" svg:d="m186 74c-15 1-30 2-45 2-49 0-97-6-141-19l8-29 8-28c39 11 81 17 125 17 14 0 27-1 40-2l3 29z">
            <text:p/>
          </draw:path>
          <draw:path draw:style-name="gr3" draw:text-style-name="P1" draw:layer="layout" svg:width="0.176cm" svg:height="0.149cm" svg:x="9.662cm" svg:y="5.06cm" svg:viewBox="0 0 177 150" svg:d="m153 150c-58-25-110-63-153-110l22-20 22-20c37 41 82 73 133 96l-12 26z">
            <text:p/>
          </draw:path>
          <draw:path draw:style-name="gr3" draw:text-style-name="P1" draw:layer="layout" svg:width="0.185cm" svg:height="0.124cm" svg:x="9.479cm" svg:y="5.02cm" svg:viewBox="0 0 186 125" svg:d="m186 46c-24 18-50 34-79 47s-60 24-92 32l-8-29-7-29c29-7 57-16 82-27s47-25 67-40l19 23z">
            <text:p/>
          </draw:path>
          <draw:path draw:style-name="gr3" draw:text-style-name="P1" draw:layer="layout" svg:width="0.185cm" svg:height="0.064cm" svg:x="9.246cm" svg:y="5.098cm" svg:viewBox="0 0 186 65" svg:d="m186 58c-31 5-63 7-95 7-30 0-60-2-91-6l4-29 4-29c27 3 56 5 83 5 29 0 58-2 87-6l3 29z">
            <text:p/>
          </draw:path>
          <draw:path draw:style-name="gr3" draw:text-style-name="P1" draw:layer="layout" svg:width="0.186cm" svg:height="0.115cm" svg:x="9.011cm" svg:y="5.031cm" svg:viewBox="0 0 187 116" svg:d="m175 116c-62-13-121-35-175-65l15-26 14-25c48 27 103 47 158 58l-6 29z">
            <text:p/>
          </draw:path>
          <draw:path draw:style-name="gr3" draw:text-style-name="P1" draw:layer="layout" svg:width="0.161cm" svg:height="0.169cm" svg:x="8.832cm" svg:y="4.879cm" svg:viewBox="0 0 162 170" svg:d="m126 170c-50-38-94-84-126-140l26-15 25-15c29 49 66 90 111 122l-18 23z">
            <text:p/>
          </draw:path>
          <draw:path draw:style-name="gr3" draw:text-style-name="P1" draw:layer="layout" svg:width="0.086cm" svg:height="0.183cm" svg:x="8.773cm" svg:y="4.668cm" svg:viewBox="0 0 87 184" svg:d="m32 184c-21-52-32-112-32-178v-6h30l30 1v5c0 58 9 110 27 156l-27 11z">
            <text:p/>
          </draw:path>
          <draw:path draw:style-name="gr3" draw:text-style-name="P1" draw:layer="layout" svg:width="0.186cm" svg:height="0.15cm" svg:x="8.65cm" svg:y="4.476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3" draw:text-style-name="P1" draw:layer="layout" svg:width="0.13cm" svg:height="0.183cm" svg:x="8.528cm" svg:y="4.283cm" svg:viewBox="0 0 131 184" svg:d="m83 184c-36-49-64-106-83-166l28-10 28-8c18 54 43 105 75 150l-25 17z">
            <text:p/>
          </draw:path>
          <draw:path draw:style-name="gr3" draw:text-style-name="P1" draw:layer="layout" svg:width="0.069cm" svg:height="0.186cm" svg:x="8.5cm" svg:y="4.054cm" svg:viewBox="0 0 70 187" svg:d="m12 187c-8-38-12-77-12-116 0-24 2-47 5-71l29 4 30 4c-4 21-5 43-5 63 0 35 4 70 11 104l-29 6z">
            <text:p/>
          </draw:path>
          <draw:path draw:style-name="gr3" draw:text-style-name="P1" draw:layer="layout" svg:width="0.128cm" svg:height="0.183cm" svg:x="8.517cm" svg:y="3.823cm" svg:viewBox="0 0 129 184" svg:d="m0 169c16-59 42-116 82-169l24 18 23 18c-35 47-58 96-72 148l-29-7z">
            <text:p/>
          </draw:path>
          <draw:path draw:style-name="gr3" draw:text-style-name="P1" draw:layer="layout" svg:width="0.175cm" svg:height="0.151cm" svg:x="8.639cm" svg:y="3.666cm" svg:viewBox="0 0 176 152" svg:d="m0 111c39-41 88-79 147-111l15 25 14 26c-53 30-98 64-133 101l-22-20z">
            <text:p/>
          </draw:path>
          <draw:path draw:style-name="gr3" draw:text-style-name="P1" draw:layer="layout" svg:width="0.092cm" svg:height="0.19cm" svg:x="8.812cm" svg:y="3.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3" draw:text-style-name="P1" draw:layer="layout" svg:width="0.131cm" svg:height="0.179cm" svg:x="8.818cm" svg:y="3.268cm" svg:viewBox="0 0 132 180" svg:d="m0 169c6-34 18-64 33-92s34-54 57-77l21 21 21 20c-19 19-35 41-47 64-13 23-22 48-27 75l-29-5z">
            <text:p/>
          </draw:path>
          <draw:path draw:style-name="gr3" draw:text-style-name="P1" draw:layer="layout" svg:width="0.184cm" svg:height="0.125cm" svg:x="8.956cm" svg:y="3.147cm" svg:viewBox="0 0 185 126" svg:d="m0 79c49-36 107-63 171-79l7 28 7 29c-56 14-107 38-150 69l-17-23z">
            <text:p/>
          </draw:path>
          <draw:path draw:style-name="gr3" draw:text-style-name="P1" draw:layer="layout" svg:width="0.186cm" svg:height="0.066cm" svg:x="9.188cm" svg:y="3.127cm" svg:viewBox="0 0 187 67" svg:d="m0 7c29-5 59-7 88-7 33 0 66 3 99 8l-5 30-5 29c-29-5-59-7-89-7-27 0-53 1-79 5l-4-29z">
            <text:p/>
          </draw:path>
          <draw:path draw:style-name="gr3" draw:text-style-name="P1" draw:layer="layout" svg:width="0.193cm" svg:height="0.142cm" svg:x="9.42cm" svg:y="3.149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3" draw:text-style-name="P1" draw:layer="layout" svg:width="0.154cm" svg:height="0.171cm" svg:x="9.583cm" svg:y="3.032cm" svg:viewBox="0 0 155 172" svg:d="m0 145c15-29 32-55 53-80 20-24 42-46 66-65l18 24 18 23c-20 17-39 35-57 56-17 21-33 44-45 69l-27-13z">
            <text:p/>
          </draw:path>
          <draw:path draw:style-name="gr3" draw:text-style-name="P1" draw:layer="layout" svg:width="0.186cm" svg:height="0.111cm" svg:x="9.754cm" svg:y="2.936cm" svg:viewBox="0 0 187 112" svg:d="m0 60c54-31 115-51 178-60l4 29 5 29c-56 9-110 26-157 54l-15-26z">
            <text:p/>
          </draw:path>
          <draw:path draw:style-name="gr3" draw:text-style-name="P1" draw:layer="layout" svg:width="0.184cm" svg:height="0.081cm" svg:x="9.995cm" svg:y="2.93cm" svg:viewBox="0 0 185 82" svg:d="m0 0h18c56 0 112 8 167 25l-9 29-8 28c-49-15-100-23-150-23-6 0-11 0-16 1l-1-30z">
            <text:p/>
          </draw:path>
          <draw:path draw:style-name="gr3" draw:text-style-name="P1" draw:layer="layout" svg:width="0.179cm" svg:height="0.144cm" svg:x="10.214cm" svg:y="2.977cm" svg:viewBox="0 0 180 145" svg:d="m24 0c56 24 110 59 156 103l-20 21-21 21c-40-39-88-69-139-91l12-27z">
            <text:p/>
          </draw:path>
          <draw:path draw:style-name="gr3" draw:text-style-name="P1" draw:layer="layout" svg:width="0.13cm" svg:height="0.188cm" svg:x="10.391cm" svg:y="3.125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3" draw:text-style-name="P1" draw:layer="layout" svg:width="0.184cm" svg:height="0.088cm" svg:x="10.552cm" svg:y="3.192cm" svg:viewBox="0 0 185 89" svg:d="m0 34c57-22 120-32 184-34l1 30v29c-57 1-113 11-165 30l-10-28z">
            <text:p/>
          </draw:path>
          <draw:path draw:style-name="gr3" draw:text-style-name="P1" draw:layer="layout" svg:width="0.185cm" svg:height="0.089cm" svg:x="10.793cm" svg:y="3.193cm" svg:viewBox="0 0 186 90" svg:d="m4 0c62 4 123 16 182 34l-9 28-9 28c-54-17-111-27-168-31l2-30z">
            <text:p/>
          </draw:path>
          <draw:path draw:style-name="gr3" draw:text-style-name="P1" draw:layer="layout" svg:width="0.184cm" svg:height="0.137cm" svg:x="11.015cm" svg:y="3.248cm" svg:viewBox="0 0 185 138" svg:d="m21 0c61 24 116 54 164 90l-19 24-17 24c-43-33-95-61-149-84l11-27z">
            <text:p/>
          </draw:path>
          <draw:path draw:style-name="gr3" draw:text-style-name="P1" draw:layer="layout" svg:width="0.142cm" svg:height="0.177cm" svg:x="11.205cm" svg:y="3.379cm" svg:viewBox="0 0 143 178" svg:d="m41 0c26 24 47 51 64 77 18 28 31 57 38 87l-28 7-29 7c-6-23-17-47-31-69-14-23-33-45-55-66l21-22z">
            <text:p/>
          </draw:path>
          <draw:path draw:style-name="gr3" draw:text-style-name="P1" draw:layer="layout" svg:width="0.118cm" svg:height="0.178cm" svg:x="11.237cm" svg:y="3.607cm" svg:viewBox="0 0 119 179" svg:d="m119 1c-1 30-7 60-19 90-12 29-30 59-55 88l-23-19-22-19c20-24 35-48 45-72 9-23 14-46 15-69l29 1z">
            <text:p/>
          </draw:path>
          <draw:path draw:style-name="gr3" draw:text-style-name="P1" draw:layer="layout" svg:width="0.162cm" svg:height="0.168cm" svg:x="11.246cm" svg:y="3.78cm" svg:viewBox="0 0 163 169" svg:d="m32 0c24 15 48 35 70 59 21 23 42 49 61 78l-25 16-25 16c-17-26-35-50-54-69s-39-37-59-50l16-26z">
            <text:p/>
          </draw:path>
          <draw:path draw:style-name="gr3" draw:text-style-name="P1" draw:layer="layout" svg:width="0.108cm" svg:height="0.185cm" svg:x="11.387cm" svg:y="3.972cm" svg:viewBox="0 0 109 186" svg:d="m53 0c27 55 48 116 56 178l-29 4-29 4c-8-55-26-109-51-159l26-13z">
            <text:p/>
          </draw:path>
          <draw:path draw:style-name="gr3" draw:text-style-name="P1" draw:layer="layout" svg:width="0.102cm" svg:height="0.183cm" svg:x="11.397cm" svg:y="4.212cm" svg:viewBox="0 0 103 184" svg:d="m103 1c0 32-5 63-13 94-9 31-22 61-40 89l-25-16-25-16c15-23 25-48 33-73 7-25 11-52 11-79l30 1z">
            <text:p/>
          </draw:path>
          <draw:path draw:style-name="gr3" draw:text-style-name="P1" draw:layer="layout" svg:width="0.179cm" svg:height="0.141cm" svg:x="11.227cm" svg:y="4.406cm" svg:viewBox="0 0 180 142" svg:d="m180 41c-20 20-43 39-69 56s-56 32-90 45l-10-27-11-28c29-11 56-24 79-40 22-14 41-29 58-47l21 21z">
            <text:p/>
          </draw:path>
        </draw:g>
        <draw:frame draw:style-name="gr1" draw:text-style-name="P1" draw:layer="layout" svg:width="2cm" svg:height="1.32cm" svg:x="1.775cm" svg:y="4.7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2" draw:layer="layout" svg:width="2.447cm" svg:height="0.662cm" svg:x="8.9cm" svg:y="3.643cm">
          <draw:text-box>
            <text:p text:style-name="P1"><text:span text:style-name="T1">Internet</text:span></text:p>
          </draw:text-box>
        </draw:frame>
        <draw:line draw:style-name="gr5" draw:text-style-name="P1" draw:layer="layout" svg:x1="3.5cm" svg:y1="5.125cm" svg:x2="8.875cm" svg:y2="4.5cm">
          <text:p/>
        </draw:line>
        <draw:frame draw:style-name="gr6" draw:text-style-name="P3" draw:layer="layout" svg:width="1.264cm" svg:height="0.625cm" svg:x="3.425cm" svg:y="8cm">
          <draw:text-box>
            <text:p><text:span text:style-name="T2">Hub2</text:span></text:p>
          </draw:text-box>
        </draw:frame>
        <draw:frame draw:style-name="gr1" draw:text-style-name="P1" draw:layer="layout" svg:width="2cm" svg:height="1.32cm" svg:x="14.825cm" svg:y="4.7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cm" svg:height="1.32cm" svg:x="2.875cm" svg:y="6.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cm" svg:height="1.32cm" svg:x="15.95cm" svg:y="6.775cm">
          <draw:image xlink:href="Pictures/2000003F000019F8000016E1B25DA732.svm" xlink:type="simple" xlink:show="embed" xlink:actuate="onLoad">
            <text:p/>
          </draw:image>
        </draw:frame>
        <draw:line draw:style-name="gr7" draw:text-style-name="P1" draw:layer="layout" svg:x1="3.525cm" svg:y1="5.5cm" svg:x2="8cm" svg:y2="7.5cm">
          <text:p/>
        </draw:line>
        <draw:line draw:style-name="gr7" draw:text-style-name="P1" draw:layer="layout" svg:x1="3.025cm" svg:y1="5.75cm" svg:x2="3.65cm" svg:y2="6.875cm">
          <text:p/>
        </draw:line>
        <draw:line draw:style-name="gr8" draw:text-style-name="P1" draw:layer="layout" svg:x1="15.225cm" svg:y1="5.525cm" svg:x2="12.2cm" svg:y2="7.65cm">
          <text:p/>
        </draw:line>
        <draw:line draw:style-name="gr8" draw:text-style-name="P1" draw:layer="layout" svg:x1="15.975cm" svg:y1="5.775cm" svg:x2="16.725cm" svg:y2="6.9cm">
          <text:p/>
        </draw:line>
        <draw:line draw:style-name="gr8" draw:text-style-name="P1" draw:layer="layout" svg:x1="12.2cm" svg:y1="7.65cm" svg:x2="16.35cm" svg:y2="7.65cm">
          <text:p/>
        </draw:line>
        <draw:line draw:style-name="gr5" draw:text-style-name="P1" draw:layer="layout" svg:x1="11cm" svg:y1="4.625cm" svg:x2="15.25cm" svg:y2="5cm">
          <text:p/>
        </draw:line>
        <draw:frame draw:style-name="gr6" draw:text-style-name="P3" draw:layer="layout" svg:width="1.264cm" svg:height="0.625cm" svg:x="16.475cm" svg:y="8.025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5.336cm" svg:y="4.4cm">
          <draw:text-box>
            <text:p><text:span text:style-name="T2">Hub4</text:span></text:p>
          </draw:text-box>
        </draw:frame>
        <draw:frame draw:style-name="gr6" draw:text-style-name="P3" draw:layer="layout" svg:width="1.264cm" svg:height="0.625cm" svg:x="2.186cm" svg:y="4.376cm">
          <draw:text-box>
            <text:p><text:span text:style-name="T2">Hub1</text:span></text:p>
          </draw:text-box>
        </draw:frame>
        <draw:frame draw:style-name="gr1" draw:text-style-name="P1" draw:layer="layout" svg:width="2cm" svg:height="1.32cm" svg:x="7.625cm" svg:y="6.75cm">
          <draw:image xlink:href="Pictures/2000003F000019F8000016E1B25DA732.svm" xlink:type="simple" xlink:show="embed" xlink:actuate="onLoad">
            <text:p/>
          </draw:image>
        </draw:frame>
        <draw:line draw:style-name="gr7" draw:text-style-name="P1" draw:layer="layout" svg:x1="4.65cm" svg:y1="7.5cm" svg:x2="8cm" svg:y2="7.5cm">
          <text:p/>
        </draw:line>
        <draw:frame draw:style-name="gr6" draw:text-style-name="P3" draw:layer="layout" svg:width="1.264cm" svg:height="0.625cm" svg:x="8.15cm" svg:y="8cm">
          <draw:text-box>
            <text:p><text:span text:style-name="T2">Hub3</text:span></text:p>
          </draw:text-box>
        </draw:frame>
        <draw:frame draw:style-name="gr6" draw:text-style-name="P3" draw:layer="layout" svg:width="1.264cm" svg:height="0.625cm" svg:x="11cm" svg:y="8.175cm">
          <draw:text-box>
            <text:p><text:span text:style-name="T2">Hub2</text:span></text:p>
          </draw:text-box>
        </draw:frame>
        <draw:custom-shape draw:style-name="gr9" draw:text-style-name="P1" draw:layer="layout" svg:width="7.75cm" svg:height="4.25cm" svg:x="1.875cm" svg:y="4.3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7.5cm" svg:height="4.25cm" svg:x="10.45cm" svg:y="4.4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7T22:40:52</dc:date>
    <meta:editing-duration>PT7H7M34S</meta:editing-duration>
    <meta:editing-cycles>23</meta:editing-cycles>
    <meta:generator>LibreOffice/3.4$Unix LibreOffice_project/340m1$Build-402</meta:generator>
    <meta:document-statistic meta:object-count="63"/>
  </office:meta>
</office:document-meta>
</file>